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1.8173in" svg:y="0.0394in">
            <draw:object draw:notify-on-update-of-ranges="Sheet1.A1:Sheet1.A401 Sheet1.B1:Sheet1.B40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(SIN(10*[.A1])* POWER(EXP(1);-1 * [.A1]))" office:value-type="float" office:value="0" calcext:value-type="float">
            <text:p>0</text:p>
          </table:table-cell>
        </table:table-row>
        <table:table-row table:style-name="ro1">
          <table:table-cell table:formula="of:=[.A1] + 0.05" office:value-type="float" office:value="0.05" calcext:value-type="float">
            <text:p>0.05</text:p>
          </table:table-cell>
          <table:table-cell table:formula="of:=(SIN(10*[.A2])* POWER(EXP(1);-1 * [.A2]))" office:value-type="float" office:value="0.456043679177421" calcext:value-type="float">
            <text:p>0.4560436792</text:p>
          </table:table-cell>
        </table:table-row>
        <table:table-row table:style-name="ro1">
          <table:table-cell table:formula="of:=[.A2] + 0.05" office:value-type="float" office:value="0.1" calcext:value-type="float">
            <text:p>0.1</text:p>
          </table:table-cell>
          <table:table-cell table:formula="of:=(SIN(10*[.A3])* POWER(EXP(1);-1 * [.A3]))" office:value-type="float" office:value="0.761394433245753" calcext:value-type="float">
            <text:p>0.7613944332</text:p>
          </table:table-cell>
        </table:table-row>
        <table:table-row table:style-name="ro1">
          <table:table-cell table:formula="of:=[.A3] + 0.05" office:value-type="float" office:value="0.15" calcext:value-type="float">
            <text:p>0.15</text:p>
          </table:table-cell>
          <table:table-cell table:formula="of:=(SIN(10*[.A4])* POWER(EXP(1);-1 * [.A4]))" office:value-type="float" office:value="0.858551891414116" calcext:value-type="float">
            <text:p>0.8585518914</text:p>
          </table:table-cell>
        </table:table-row>
        <table:table-row table:style-name="ro1">
          <table:table-cell table:formula="of:=[.A4] + 0.05" office:value-type="float" office:value="0.2" calcext:value-type="float">
            <text:p>0.2</text:p>
          </table:table-cell>
          <table:table-cell table:formula="of:=(SIN(10*[.A5])* POWER(EXP(1);-1 * [.A5]))" office:value-type="float" office:value="0.744469767036861" calcext:value-type="float">
            <text:p>0.744469767</text:p>
          </table:table-cell>
        </table:table-row>
        <table:table-row table:style-name="ro1">
          <table:table-cell table:formula="of:=[.A5] + 0.05" office:value-type="float" office:value="0.25" calcext:value-type="float">
            <text:p>0.25</text:p>
          </table:table-cell>
          <table:table-cell table:formula="of:=(SIN(10*[.A6])* POWER(EXP(1);-1 * [.A6]))" office:value-type="float" office:value="0.466090574474584" calcext:value-type="float">
            <text:p>0.4660905745</text:p>
          </table:table-cell>
        </table:table-row>
        <table:table-row table:style-name="ro1">
          <table:table-cell table:formula="of:=[.A6] + 0.05" office:value-type="float" office:value="0.3" calcext:value-type="float">
            <text:p>0.3</text:p>
          </table:table-cell>
          <table:table-cell table:formula="of:=(SIN(10*[.A7])* POWER(EXP(1);-1 * [.A7]))" office:value-type="float" office:value="0.104544273273501" calcext:value-type="float">
            <text:p>0.1045442733</text:p>
          </table:table-cell>
        </table:table-row>
        <table:table-row table:style-name="ro1">
          <table:table-cell table:formula="of:=[.A7] + 0.05" office:value-type="float" office:value="0.35" calcext:value-type="float">
            <text:p>0.35</text:p>
          </table:table-cell>
          <table:table-cell table:formula="of:=(SIN(10*[.A8])* POWER(EXP(1);-1 * [.A8]))" office:value-type="float" office:value="-0.247192762625963" calcext:value-type="float">
            <text:p>-0.2471927626</text:p>
          </table:table-cell>
        </table:table-row>
        <table:table-row table:style-name="ro1">
          <table:table-cell table:formula="of:=[.A8] + 0.05" office:value-type="float" office:value="0.4" calcext:value-type="float">
            <text:p>0.4</text:p>
          </table:table-cell>
          <table:table-cell table:formula="of:=(SIN(10*[.A9])* POWER(EXP(1);-1 * [.A9]))" office:value-type="float" office:value="-0.507299883494697" calcext:value-type="float">
            <text:p>-0.5072998835</text:p>
          </table:table-cell>
        </table:table-row>
        <table:table-row table:style-name="ro1">
          <table:table-cell table:formula="of:=[.A9] + 0.05" office:value-type="float" office:value="0.45" calcext:value-type="float">
            <text:p>0.45</text:p>
          </table:table-cell>
          <table:table-cell table:formula="of:=(SIN(10*[.A10])* POWER(EXP(1);-1 * [.A10]))" office:value-type="float" office:value="-0.62330072208141" calcext:value-type="float">
            <text:p>-0.6233007221</text:p>
          </table:table-cell>
        </table:table-row>
        <table:table-row table:style-name="ro1">
          <table:table-cell table:formula="of:=[.A10] + 0.05" office:value-type="float" office:value="0.5" calcext:value-type="float">
            <text:p>0.5</text:p>
          </table:table-cell>
          <table:table-cell table:formula="of:=(SIN(10*[.A11])* POWER(EXP(1);-1 * [.A11]))" office:value-type="float" office:value="-0.581616972925892" calcext:value-type="float">
            <text:p>-0.5816169729</text:p>
          </table:table-cell>
        </table:table-row>
        <table:table-row table:style-name="ro1">
          <table:table-cell table:formula="of:=[.A11] + 0.05" office:value-type="float" office:value="0.55" calcext:value-type="float">
            <text:p>0.55</text:p>
          </table:table-cell>
          <table:table-cell table:formula="of:=(SIN(10*[.A12])* POWER(EXP(1);-1 * [.A12]))" office:value-type="float" office:value="-0.407061357053625" calcext:value-type="float">
            <text:p>-0.4070613571</text:p>
          </table:table-cell>
        </table:table-row>
        <table:table-row table:style-name="ro1">
          <table:table-cell table:formula="of:=[.A12] + 0.05" office:value-type="float" office:value="0.6" calcext:value-type="float">
            <text:p>0.6</text:p>
          </table:table-cell>
          <table:table-cell table:formula="of:=(SIN(10*[.A13])* POWER(EXP(1);-1 * [.A13]))" office:value-type="float" office:value="-0.15334647671658" calcext:value-type="float">
            <text:p>-0.1533464767</text:p>
          </table:table-cell>
        </table:table-row>
        <table:table-row table:style-name="ro1">
          <table:table-cell table:formula="of:=[.A13] + 0.05" office:value-type="float" office:value="0.65" calcext:value-type="float">
            <text:p>0.65</text:p>
          </table:table-cell>
          <table:table-cell table:formula="of:=(SIN(10*[.A14])* POWER(EXP(1);-1 * [.A14]))" office:value-type="float" office:value="0.112302481278124" calcext:value-type="float">
            <text:p>0.1123024813</text:p>
          </table:table-cell>
        </table:table-row>
        <table:table-row table:style-name="ro1">
          <table:table-cell table:formula="of:=[.A14] + 0.05" office:value-type="float" office:value="0.7" calcext:value-type="float">
            <text:p>0.7</text:p>
          </table:table-cell>
          <table:table-cell table:formula="of:=(SIN(10*[.A15])* POWER(EXP(1);-1 * [.A15]))" office:value-type="float" office:value="0.326249889711655" calcext:value-type="float">
            <text:p>0.3262498897</text:p>
          </table:table-cell>
        </table:table-row>
        <table:table-row table:style-name="ro1">
          <table:table-cell table:formula="of:=[.A15] + 0.05" office:value-type="float" office:value="0.75" calcext:value-type="float">
            <text:p>0.75</text:p>
          </table:table-cell>
          <table:table-cell table:formula="of:=(SIN(10*[.A16])* POWER(EXP(1);-1 * [.A16]))" office:value-type="float" office:value="0.443079815500235" calcext:value-type="float">
            <text:p>0.4430798155</text:p>
          </table:table-cell>
        </table:table-row>
        <table:table-row table:style-name="ro1">
          <table:table-cell table:formula="of:=[.A16] + 0.05" office:value-type="float" office:value="0.8" calcext:value-type="float">
            <text:p>0.8</text:p>
          </table:table-cell>
          <table:table-cell table:formula="of:=(SIN(10*[.A17])* POWER(EXP(1);-1 * [.A17]))" office:value-type="float" office:value="0.444547316096115" calcext:value-type="float">
            <text:p>0.4445473161</text:p>
          </table:table-cell>
        </table:table-row>
        <table:table-row table:style-name="ro1">
          <table:table-cell table:formula="of:=[.A17] + 0.05" office:value-type="float" office:value="0.85" calcext:value-type="float">
            <text:p>0.85</text:p>
          </table:table-cell>
          <table:table-cell table:formula="of:=(SIN(10*[.A18])* POWER(EXP(1);-1 * [.A18]))" office:value-type="float" office:value="0.341285314903904" calcext:value-type="float">
            <text:p>0.3412853149</text:p>
          </table:table-cell>
        </table:table-row>
        <table:table-row table:style-name="ro1">
          <table:table-cell table:formula="of:=[.A18] + 0.05" office:value-type="float" office:value="0.9" calcext:value-type="float">
            <text:p>0.9</text:p>
          </table:table-cell>
          <table:table-cell table:formula="of:=(SIN(10*[.A19])* POWER(EXP(1);-1 * [.A19]))" office:value-type="float" office:value="0.167554872317551" calcext:value-type="float">
            <text:p>0.1675548723</text:p>
          </table:table-cell>
        </table:table-row>
        <table:table-row table:style-name="ro1">
          <table:table-cell table:formula="of:=[.A19] + 0.05" office:value-type="float" office:value="0.95" calcext:value-type="float">
            <text:p>0.95</text:p>
          </table:table-cell>
          <table:table-cell table:formula="of:=(SIN(10*[.A20])* POWER(EXP(1);-1 * [.A20]))" office:value-type="float" office:value="-0.029064021241154" calcext:value-type="float">
            <text:p>-0.0290640212</text:p>
          </table:table-cell>
        </table:table-row>
        <table:table-row table:style-name="ro1">
          <table:table-cell table:formula="of:=[.A20] + 0.05" office:value-type="float" office:value="1" calcext:value-type="float">
            <text:p>1</text:p>
          </table:table-cell>
          <table:table-cell table:formula="of:=(SIN(10*[.A21])* POWER(EXP(1);-1 * [.A21]))" office:value-type="float" office:value="-0.200134182259449" calcext:value-type="float">
            <text:p>-0.2001341823</text:p>
          </table:table-cell>
        </table:table-row>
        <table:table-row table:style-name="ro1">
          <table:table-cell table:formula="of:=[.A21] + 0.05" office:value-type="float" office:value="1.05" calcext:value-type="float">
            <text:p>1.05</text:p>
          </table:table-cell>
          <table:table-cell table:formula="of:=(SIN(10*[.A22])* POWER(EXP(1);-1 * [.A22]))" office:value-type="float" office:value="-0.307838754147114" calcext:value-type="float">
            <text:p>-0.3078387541</text:p>
          </table:table-cell>
        </table:table-row>
        <table:table-row table:style-name="ro1">
          <table:table-cell table:formula="of:=[.A22] + 0.05" office:value-type="float" office:value="1.1" calcext:value-type="float">
            <text:p>1.1</text:p>
          </table:table-cell>
          <table:table-cell table:formula="of:=(SIN(10*[.A23])* POWER(EXP(1);-1 * [.A23]))" office:value-type="float" office:value="-0.332867823741999" calcext:value-type="float">
            <text:p>-0.3328678237</text:p>
          </table:table-cell>
        </table:table-row>
        <table:table-row table:style-name="ro1">
          <table:table-cell table:formula="of:=[.A23] + 0.05" office:value-type="float" office:value="1.15" calcext:value-type="float">
            <text:p>1.15</text:p>
          </table:table-cell>
          <table:table-cell table:formula="of:=(SIN(10*[.A24])* POWER(EXP(1);-1 * [.A24]))" office:value-type="float" office:value="-0.27720034833921" calcext:value-type="float">
            <text:p>-0.2772003483</text:p>
          </table:table-cell>
        </table:table-row>
        <table:table-row table:style-name="ro1">
          <table:table-cell table:formula="of:=[.A24] + 0.05" office:value-type="float" office:value="1.2" calcext:value-type="float">
            <text:p>1.2</text:p>
          </table:table-cell>
          <table:table-cell table:formula="of:=(SIN(10*[.A25])* POWER(EXP(1);-1 * [.A25]))" office:value-type="float" office:value="-0.161612657170571" calcext:value-type="float">
            <text:p>-0.1616126572</text:p>
          </table:table-cell>
        </table:table-row>
        <table:table-row table:style-name="ro1">
          <table:table-cell table:formula="of:=[.A25] + 0.05" office:value-type="float" office:value="1.25" calcext:value-type="float">
            <text:p>1.25</text:p>
          </table:table-cell>
          <table:table-cell table:formula="of:=(SIN(10*[.A26])* POWER(EXP(1);-1 * [.A26]))" office:value-type="float" office:value="-0.0190015417279871" calcext:value-type="float">
            <text:p>-0.0190015417</text:p>
          </table:table-cell>
        </table:table-row>
        <table:table-row table:style-name="ro1">
          <table:table-cell table:formula="of:=[.A26] + 0.05" office:value-type="float" office:value="1.3" calcext:value-type="float">
            <text:p>1.3</text:p>
          </table:table-cell>
          <table:table-cell table:formula="of:=(SIN(10*[.A27])* POWER(EXP(1);-1 * [.A27]))" office:value-type="float" office:value="0.114508875920154" calcext:value-type="float">
            <text:p>0.1145088759</text:p>
          </table:table-cell>
        </table:table-row>
        <table:table-row table:style-name="ro1">
          <table:table-cell table:formula="of:=[.A27] + 0.05" office:value-type="float" office:value="1.35" calcext:value-type="float">
            <text:p>1.35</text:p>
          </table:table-cell>
          <table:table-cell table:formula="of:=(SIN(10*[.A28])* POWER(EXP(1);-1 * [.A28]))" office:value-type="float" office:value="0.208373284242351" calcext:value-type="float">
            <text:p>0.2083732842</text:p>
          </table:table-cell>
        </table:table-row>
        <table:table-row table:style-name="ro1">
          <table:table-cell table:formula="of:=[.A28] + 0.05" office:value-type="float" office:value="1.4" calcext:value-type="float">
            <text:p>1.4</text:p>
          </table:table-cell>
          <table:table-cell table:formula="of:=(SIN(10*[.A29])* POWER(EXP(1);-1 * [.A29]))" office:value-type="float" office:value="0.244280766372578" calcext:value-type="float">
            <text:p>0.2442807664</text:p>
          </table:table-cell>
        </table:table-row>
        <table:table-row table:style-name="ro1">
          <table:table-cell table:formula="of:=[.A29] + 0.05" office:value-type="float" office:value="1.45" calcext:value-type="float">
            <text:p>1.45</text:p>
          </table:table-cell>
          <table:table-cell table:formula="of:=(SIN(10*[.A30])* POWER(EXP(1);-1 * [.A30]))" office:value-type="float" office:value="0.219298602511891" calcext:value-type="float">
            <text:p>0.2192986025</text:p>
          </table:table-cell>
        </table:table-row>
        <table:table-row table:style-name="ro1">
          <table:table-cell table:formula="of:=[.A30] + 0.05" office:value-type="float" office:value="1.5" calcext:value-type="float">
            <text:p>1.5</text:p>
          </table:table-cell>
          <table:table-cell table:formula="of:=(SIN(10*[.A31])* POWER(EXP(1);-1 * [.A31]))" office:value-type="float" office:value="0.145098829916833" calcext:value-type="float">
            <text:p>0.1450988299</text:p>
          </table:table-cell>
        </table:table-row>
        <table:table-row table:style-name="ro1">
          <table:table-cell table:formula="of:=[.A31] + 0.05" office:value-type="float" office:value="1.55" calcext:value-type="float">
            <text:p>1.55</text:p>
          </table:table-cell>
          <table:table-cell table:formula="of:=(SIN(10*[.A32])* POWER(EXP(1);-1 * [.A32]))" office:value-type="float" office:value="0.0438223047024055" calcext:value-type="float">
            <text:p>0.0438223047</text:p>
          </table:table-cell>
        </table:table-row>
        <table:table-row table:style-name="ro1">
          <table:table-cell table:formula="of:=[.A32] + 0.05" office:value-type="float" office:value="1.6" calcext:value-type="float">
            <text:p>1.6</text:p>
          </table:table-cell>
          <table:table-cell table:formula="of:=(SIN(10*[.A33])* POWER(EXP(1);-1 * [.A33]))" office:value-type="float" office:value="-0.0581266771537907" calcext:value-type="float">
            <text:p>-0.0581266772</text:p>
          </table:table-cell>
        </table:table-row>
        <table:table-row table:style-name="ro1">
          <table:table-cell table:formula="of:=[.A33] + 0.05" office:value-type="float" office:value="1.65" calcext:value-type="float">
            <text:p>1.65</text:p>
          </table:table-cell>
          <table:table-cell table:formula="of:=(SIN(10*[.A34])* POWER(EXP(1);-1 * [.A34]))" office:value-type="float" office:value="-0.136698309959583" calcext:value-type="float">
            <text:p>-0.13669831</text:p>
          </table:table-cell>
        </table:table-row>
        <table:table-row table:style-name="ro1">
          <table:table-cell table:formula="of:=[.A34] + 0.05" office:value-type="float" office:value="1.7" calcext:value-type="float">
            <text:p>1.7</text:p>
          </table:table-cell>
          <table:table-cell table:formula="of:=(SIN(10*[.A35])* POWER(EXP(1);-1 * [.A35]))" office:value-type="float" office:value="-0.175631481832018" calcext:value-type="float">
            <text:p>-0.1756314818</text:p>
          </table:table-cell>
        </table:table-row>
        <table:table-row table:style-name="ro1">
          <table:table-cell table:formula="of:=[.A35] + 0.05" office:value-type="float" office:value="1.75" calcext:value-type="float">
            <text:p>1.75</text:p>
          </table:table-cell>
          <table:table-cell table:formula="of:=(SIN(10*[.A36])* POWER(EXP(1);-1 * [.A36]))" office:value-type="float" office:value="-0.169538378303007" calcext:value-type="float">
            <text:p>-0.1695383783</text:p>
          </table:table-cell>
        </table:table-row>
        <table:table-row table:style-name="ro1">
          <table:table-cell table:formula="of:=[.A36] + 0.05" office:value-type="float" office:value="1.8" calcext:value-type="float">
            <text:p>1.8</text:p>
          </table:table-cell>
          <table:table-cell table:formula="of:=(SIN(10*[.A37])* POWER(EXP(1);-1 * [.A37]))" office:value-type="float" office:value="-0.124137356959947" calcext:value-type="float">
            <text:p>-0.124137357</text:p>
          </table:table-cell>
        </table:table-row>
        <table:table-row table:style-name="ro1">
          <table:table-cell table:formula="of:=[.A37] + 0.05" office:value-type="float" office:value="1.85" calcext:value-type="float">
            <text:p>1.85</text:p>
          </table:table-cell>
          <table:table-cell table:formula="of:=(SIN(10*[.A38])* POWER(EXP(1);-1 * [.A38]))" office:value-type="float" office:value="-0.0538506819654989" calcext:value-type="float">
            <text:p>-0.053850682</text:p>
          </table:table-cell>
        </table:table-row>
        <table:table-row table:style-name="ro1">
          <table:table-cell table:formula="of:=[.A38] + 0.05" office:value-type="float" office:value="1.9" calcext:value-type="float">
            <text:p>1.9</text:p>
          </table:table-cell>
          <table:table-cell table:formula="of:=(SIN(10*[.A39])* POWER(EXP(1);-1 * [.A39]))" office:value-type="float" office:value="0.0224169273022307" calcext:value-type="float">
            <text:p>0.0224169273</text:p>
          </table:table-cell>
        </table:table-row>
        <table:table-row table:style-name="ro1">
          <table:table-cell table:formula="of:=[.A39] + 0.05" office:value-type="float" office:value="1.95" calcext:value-type="float">
            <text:p>1.95</text:p>
          </table:table-cell>
          <table:table-cell table:formula="of:=(SIN(10*[.A40])* POWER(EXP(1);-1 * [.A40]))" office:value-type="float" office:value="0.0861526227729757" calcext:value-type="float">
            <text:p>0.0861526228</text:p>
          </table:table-cell>
        </table:table-row>
        <table:table-row table:style-name="ro1">
          <table:table-cell table:formula="of:=[.A40] + 0.05" office:value-type="float" office:value="2" calcext:value-type="float">
            <text:p>2</text:p>
          </table:table-cell>
          <table:table-cell table:formula="of:=(SIN(10*[.A41])* POWER(EXP(1);-1 * [.A41]))" office:value-type="float" office:value="0.123553704086744" calcext:value-type="float">
            <text:p>0.1235537041</text:p>
          </table:table-cell>
        </table:table-row>
        <table:table-row table:style-name="ro1">
          <table:table-cell table:formula="of:=[.A41] + 0.05" office:value-type="float" office:value="2.05" calcext:value-type="float">
            <text:p>2.05</text:p>
          </table:table-cell>
          <table:table-cell table:formula="of:=(SIN(10*[.A42])* POWER(EXP(1);-1 * [.A42]))" office:value-type="float" office:value="0.128326787459932" calcext:value-type="float">
            <text:p>0.1283267875</text:p>
          </table:table-cell>
        </table:table-row>
        <table:table-row table:style-name="ro1">
          <table:table-cell table:formula="of:=[.A42] + 0.05" office:value-type="float" office:value="2.1" calcext:value-type="float">
            <text:p>2.1</text:p>
          </table:table-cell>
          <table:table-cell table:formula="of:=(SIN(10*[.A43])* POWER(EXP(1);-1 * [.A43]))" office:value-type="float" office:value="0.102453861172843" calcext:value-type="float">
            <text:p>0.1024538612</text:p>
          </table:table-cell>
        </table:table-row>
        <table:table-row table:style-name="ro1">
          <table:table-cell table:formula="of:=[.A43] + 0.05" office:value-type="float" office:value="2.15" calcext:value-type="float">
            <text:p>2.15</text:p>
          </table:table-cell>
          <table:table-cell table:formula="of:=(SIN(10*[.A44])* POWER(EXP(1);-1 * [.A44]))" office:value-type="float" office:value="0.0549384720485588" calcext:value-type="float">
            <text:p>0.054938472</text:p>
          </table:table-cell>
        </table:table-row>
        <table:table-row table:style-name="ro1">
          <table:table-cell table:formula="of:=[.A44] + 0.05" office:value-type="float" office:value="2.2" calcext:value-type="float">
            <text:p>2.2</text:p>
          </table:table-cell>
          <table:table-cell table:formula="of:=(SIN(10*[.A45])* POWER(EXP(1);-1 * [.A45]))" office:value-type="float" office:value="-0.000980753025018618" calcext:value-type="float">
            <text:p>-0.000980753</text:p>
          </table:table-cell>
        </table:table-row>
        <table:table-row table:style-name="ro1">
          <table:table-cell table:formula="of:=[.A45] + 0.05" office:value-type="float" office:value="2.25" calcext:value-type="float">
            <text:p>2.25</text:p>
          </table:table-cell>
          <table:table-cell table:formula="of:=(SIN(10*[.A46])* POWER(EXP(1);-1 * [.A46]))" office:value-type="float" office:value="-0.051347815839642" calcext:value-type="float">
            <text:p>-0.0513478158</text:p>
          </table:table-cell>
        </table:table-row>
        <table:table-row table:style-name="ro1">
          <table:table-cell table:formula="of:=[.A46] + 0.05" office:value-type="float" office:value="2.3" calcext:value-type="float">
            <text:p>2.3</text:p>
          </table:table-cell>
          <table:table-cell table:formula="of:=(SIN(10*[.A47])* POWER(EXP(1);-1 * [.A47]))" office:value-type="float" office:value="-0.0848410792572463" calcext:value-type="float">
            <text:p>-0.0848410793</text:p>
          </table:table-cell>
        </table:table-row>
        <table:table-row table:style-name="ro1">
          <table:table-cell table:formula="of:=[.A47] + 0.05" office:value-type="float" office:value="2.35" calcext:value-type="float">
            <text:p>2.35</text:p>
          </table:table-cell>
          <table:table-cell table:formula="of:=(SIN(10*[.A48])* POWER(EXP(1);-1 * [.A48]))" office:value-type="float" office:value="-0.0951862468307918" calcext:value-type="float">
            <text:p>-0.0951862468</text:p>
          </table:table-cell>
        </table:table-row>
        <table:table-row table:style-name="ro1">
          <table:table-cell table:formula="of:=[.A48] + 0.05" office:value-type="float" office:value="2.4" calcext:value-type="float">
            <text:p>2.4</text:p>
          </table:table-cell>
          <table:table-cell table:formula="of:=(SIN(10*[.A49])* POWER(EXP(1);-1 * [.A49]))" office:value-type="float" office:value="-0.0821522155444199" calcext:value-type="float">
            <text:p>-0.0821522155</text:p>
          </table:table-cell>
        </table:table-row>
        <table:table-row table:style-name="ro1">
          <table:table-cell table:formula="of:=[.A49] + 0.05" office:value-type="float" office:value="2.45" calcext:value-type="float">
            <text:p>2.45</text:p>
          </table:table-cell>
          <table:table-cell table:formula="of:=(SIN(10*[.A50])* POWER(EXP(1);-1 * [.A50]))" office:value-type="float" office:value="-0.0510303621554707" calcext:value-type="float">
            <text:p>-0.0510303622</text:p>
          </table:table-cell>
        </table:table-row>
        <table:table-row table:style-name="ro1">
          <table:table-cell table:formula="of:=[.A50] + 0.05" office:value-type="float" office:value="2.5" calcext:value-type="float">
            <text:p>2.5</text:p>
          </table:table-cell>
          <table:table-cell table:formula="of:=(SIN(10*[.A51])* POWER(EXP(1);-1 * [.A51]))" office:value-type="float" office:value="-0.0108640932246469" calcext:value-type="float">
            <text:p>-0.0108640932</text:p>
          </table:table-cell>
        </table:table-row>
        <table:table-row table:style-name="ro1">
          <table:table-cell table:formula="of:=[.A51] + 0.05" office:value-type="float" office:value="2.55" calcext:value-type="float">
            <text:p>2.55</text:p>
          </table:table-cell>
          <table:table-cell table:formula="of:=(SIN(10*[.A52])* POWER(EXP(1);-1 * [.A52]))" office:value-type="float" office:value="0.028035874473682" calcext:value-type="float">
            <text:p>0.0280358745</text:p>
          </table:table-cell>
        </table:table-row>
        <table:table-row table:style-name="ro1">
          <table:table-cell table:formula="of:=[.A52] + 0.05" office:value-type="float" office:value="2.6" calcext:value-type="float">
            <text:p>2.6</text:p>
          </table:table-cell>
          <table:table-cell table:formula="of:=(SIN(10*[.A53])* POWER(EXP(1);-1 * [.A53]))" office:value-type="float" office:value="0.0566379447146974" calcext:value-type="float">
            <text:p>0.0566379447</text:p>
          </table:table-cell>
        </table:table-row>
        <table:table-row table:style-name="ro1">
          <table:table-cell table:formula="of:=[.A53] + 0.05" office:value-type="float" office:value="2.65" calcext:value-type="float">
            <text:p>2.65</text:p>
          </table:table-cell>
          <table:table-cell table:formula="of:=(SIN(10*[.A54])* POWER(EXP(1);-1 * [.A54]))" office:value-type="float" office:value="0.0691928055052949" calcext:value-type="float">
            <text:p>0.0691928055</text:p>
          </table:table-cell>
        </table:table-row>
        <table:table-row table:style-name="ro1">
          <table:table-cell table:formula="of:=[.A54] + 0.05" office:value-type="float" office:value="2.7" calcext:value-type="float">
            <text:p>2.7</text:p>
          </table:table-cell>
          <table:table-cell table:formula="of:=(SIN(10*[.A55])* POWER(EXP(1);-1 * [.A55]))" office:value-type="float" office:value="0.0642737346403792" calcext:value-type="float">
            <text:p>0.0642737346</text:p>
          </table:table-cell>
        </table:table-row>
        <table:table-row table:style-name="ro1">
          <table:table-cell table:formula="of:=[.A55] + 0.05" office:value-type="float" office:value="2.75" calcext:value-type="float">
            <text:p>2.75</text:p>
          </table:table-cell>
          <table:table-cell table:formula="of:=(SIN(10*[.A56])* POWER(EXP(1);-1 * [.A56]))" office:value-type="float" office:value="0.0447009196938218" calcext:value-type="float">
            <text:p>0.0447009197</text:p>
          </table:table-cell>
        </table:table-row>
        <table:table-row table:style-name="ro1">
          <table:table-cell table:formula="of:=[.A56] + 0.05" office:value-type="float" office:value="2.8" calcext:value-type="float">
            <text:p>2.8</text:p>
          </table:table-cell>
          <table:table-cell table:formula="of:=(SIN(10*[.A57])* POWER(EXP(1);-1 * [.A57]))" office:value-type="float" office:value="0.0164737979525368" calcext:value-type="float">
            <text:p>0.016473798</text:p>
          </table:table-cell>
        </table:table-row>
        <table:table-row table:style-name="ro1">
          <table:table-cell table:formula="of:=[.A57] + 0.05" office:value-type="float" office:value="2.85" calcext:value-type="float">
            <text:p>2.85</text:p>
          </table:table-cell>
          <table:table-cell table:formula="of:=(SIN(10*[.A58])* POWER(EXP(1);-1 * [.A58]))" office:value-type="float" office:value="-0.0129429930485188" calcext:value-type="float">
            <text:p>-0.012942993</text:p>
          </table:table-cell>
        </table:table-row>
        <table:table-row table:style-name="ro1">
          <table:table-cell table:formula="of:=[.A58] + 0.05" office:value-type="float" office:value="2.9" calcext:value-type="float">
            <text:p>2.9</text:p>
          </table:table-cell>
          <table:table-cell table:formula="of:=(SIN(10*[.A59])* POWER(EXP(1);-1 * [.A59]))" office:value-type="float" office:value="-0.0365152732479376" calcext:value-type="float">
            <text:p>-0.0365152732</text:p>
          </table:table-cell>
        </table:table-row>
        <table:table-row table:style-name="ro1">
          <table:table-cell table:formula="of:=[.A59] + 0.05" office:value-type="float" office:value="2.95" calcext:value-type="float">
            <text:p>2.95</text:p>
          </table:table-cell>
          <table:table-cell table:formula="of:=(SIN(10*[.A60])* POWER(EXP(1);-1 * [.A60]))" office:value-type="float" office:value="-0.0492533072009091" calcext:value-type="float">
            <text:p>-0.0492533072</text:p>
          </table:table-cell>
        </table:table-row>
        <table:table-row table:style-name="ro1">
          <table:table-cell table:formula="of:=[.A60] + 0.05" office:value-type="float" office:value="3" calcext:value-type="float">
            <text:p>3</text:p>
          </table:table-cell>
          <table:table-cell table:formula="of:=(SIN(10*[.A61])* POWER(EXP(1);-1 * [.A61]))" office:value-type="float" office:value="-0.0491911980183233" calcext:value-type="float">
            <text:p>-0.049191198</text:p>
          </table:table-cell>
        </table:table-row>
        <table:table-row table:style-name="ro1">
          <table:table-cell table:formula="of:=[.A61] + 0.05" office:value-type="float" office:value="3.05" calcext:value-type="float">
            <text:p>3.05</text:p>
          </table:table-cell>
          <table:table-cell table:formula="of:=(SIN(10*[.A62])* POWER(EXP(1);-1 * [.A62]))" office:value-type="float" office:value="-0.0375616529660128" calcext:value-type="float">
            <text:p>-0.037561653</text:p>
          </table:table-cell>
        </table:table-row>
        <table:table-row table:style-name="ro1">
          <table:table-cell table:formula="of:=[.A62] + 0.05" office:value-type="float" office:value="3.1" calcext:value-type="float">
            <text:p>3.1</text:p>
          </table:table-cell>
          <table:table-cell table:formula="of:=(SIN(10*[.A63])* POWER(EXP(1);-1 * [.A63]))" office:value-type="float" office:value="-0.0182015736587765" calcext:value-type="float">
            <text:p>-0.0182015737</text:p>
          </table:table-cell>
        </table:table-row>
        <table:table-row table:style-name="ro1">
          <table:table-cell table:formula="of:=[.A63] + 0.05" office:value-type="float" office:value="3.15" calcext:value-type="float">
            <text:p>3.15</text:p>
          </table:table-cell>
          <table:table-cell table:formula="of:=(SIN(10*[.A64])* POWER(EXP(1);-1 * [.A64]))" office:value-type="float" office:value="0.00359848402889203" calcext:value-type="float">
            <text:p>0.003598484</text:p>
          </table:table-cell>
        </table:table-row>
        <table:table-row table:style-name="ro1">
          <table:table-cell table:formula="of:=[.A64] + 0.05" office:value-type="float" office:value="3.2" calcext:value-type="float">
            <text:p>3.2</text:p>
          </table:table-cell>
          <table:table-cell table:formula="of:=(SIN(10*[.A65])* POWER(EXP(1);-1 * [.A65]))" office:value-type="float" office:value="0.0224773668598862" calcext:value-type="float">
            <text:p>0.0224773669</text:p>
          </table:table-cell>
        </table:table-row>
        <table:table-row table:style-name="ro1">
          <table:table-cell table:formula="of:=[.A65] + 0.05" office:value-type="float" office:value="3.25" calcext:value-type="float">
            <text:p>3.25</text:p>
          </table:table-cell>
          <table:table-cell table:formula="of:=(SIN(10*[.A66])* POWER(EXP(1);-1 * [.A66]))" office:value-type="float" office:value="0.0342713754988777" calcext:value-type="float">
            <text:p>0.0342713755</text:p>
          </table:table-cell>
        </table:table-row>
        <table:table-row table:style-name="ro1">
          <table:table-cell table:formula="of:=[.A66] + 0.05" office:value-type="float" office:value="3.3" calcext:value-type="float">
            <text:p>3.3</text:p>
          </table:table-cell>
          <table:table-cell table:formula="of:=(SIN(10*[.A67])* POWER(EXP(1);-1 * [.A67]))" office:value-type="float" office:value="0.0368799165228218" calcext:value-type="float">
            <text:p>0.0368799165</text:p>
          </table:table-cell>
        </table:table-row>
        <table:table-row table:style-name="ro1">
          <table:table-cell table:formula="of:=[.A67] + 0.05" office:value-type="float" office:value="3.35" calcext:value-type="float">
            <text:p>3.35</text:p>
          </table:table-cell>
          <table:table-cell table:formula="of:=(SIN(10*[.A68])* POWER(EXP(1);-1 * [.A68]))" office:value-type="float" office:value="0.0305633842373464" calcext:value-type="float">
            <text:p>0.0305633842</text:p>
          </table:table-cell>
        </table:table-row>
        <table:table-row table:style-name="ro1">
          <table:table-cell table:formula="of:=[.A68] + 0.05" office:value-type="float" office:value="3.4" calcext:value-type="float">
            <text:p>3.4</text:p>
          </table:table-cell>
          <table:table-cell table:formula="of:=(SIN(10*[.A69])* POWER(EXP(1);-1 * [.A69]))" office:value-type="float" office:value="0.0176572193152193" calcext:value-type="float">
            <text:p>0.0176572193</text:p>
          </table:table-cell>
        </table:table-row>
        <table:table-row table:style-name="ro1">
          <table:table-cell table:formula="of:=[.A69] + 0.05" office:value-type="float" office:value="3.45" calcext:value-type="float">
            <text:p>3.45</text:p>
          </table:table-cell>
          <table:table-cell table:formula="of:=(SIN(10*[.A70])* POWER(EXP(1);-1 * [.A70]))" office:value-type="float" office:value="0.00182497657621244" calcext:value-type="float">
            <text:p>0.0018249766</text:p>
          </table:table-cell>
        </table:table-row>
        <table:table-row table:style-name="ro1">
          <table:table-cell table:formula="of:=[.A70] + 0.05" office:value-type="float" office:value="3.5" calcext:value-type="float">
            <text:p>3.5</text:p>
          </table:table-cell>
          <table:table-cell table:formula="of:=(SIN(10*[.A71])* POWER(EXP(1);-1 * [.A71]))" office:value-type="float" office:value="-0.012929996245566" calcext:value-type="float">
            <text:p>-0.0129299962</text:p>
          </table:table-cell>
        </table:table-row>
        <table:table-row table:style-name="ro1">
          <table:table-cell table:formula="of:=[.A71] + 0.05" office:value-type="float" office:value="3.55" calcext:value-type="float">
            <text:p>3.55</text:p>
          </table:table-cell>
          <table:table-cell table:formula="of:=(SIN(10*[.A72])* POWER(EXP(1);-1 * [.A72]))" office:value-type="float" office:value="-0.0232387725329538" calcext:value-type="float">
            <text:p>-0.0232387725</text:p>
          </table:table-cell>
        </table:table-row>
        <table:table-row table:style-name="ro1">
          <table:table-cell table:formula="of:=[.A72] + 0.05" office:value-type="float" office:value="3.6" calcext:value-type="float">
            <text:p>3.6</text:p>
          </table:table-cell>
          <table:table-cell table:formula="of:=(SIN(10*[.A73])* POWER(EXP(1);-1 * [.A73]))" office:value-type="float" office:value="-0.0270990901205737" calcext:value-type="float">
            <text:p>-0.0270990901</text:p>
          </table:table-cell>
        </table:table-row>
        <table:table-row table:style-name="ro1">
          <table:table-cell table:formula="of:=[.A73] + 0.05" office:value-type="float" office:value="3.64999999999999" calcext:value-type="float">
            <text:p>3.65</text:p>
          </table:table-cell>
          <table:table-cell table:formula="of:=(SIN(10*[.A74])* POWER(EXP(1);-1 * [.A74]))" office:value-type="float" office:value="-0.0242163736175734" calcext:value-type="float">
            <text:p>-0.0242163736</text:p>
          </table:table-cell>
        </table:table-row>
        <table:table-row table:style-name="ro1">
          <table:table-cell table:formula="of:=[.A74] + 0.05" office:value-type="float" office:value="3.69999999999999" calcext:value-type="float">
            <text:p>3.7</text:p>
          </table:table-cell>
          <table:table-cell table:formula="of:=(SIN(10*[.A75])* POWER(EXP(1);-1 * [.A75]))" office:value-type="float" office:value="-0.0159105320747256" calcext:value-type="float">
            <text:p>-0.0159105321</text:p>
          </table:table-cell>
        </table:table-row>
        <table:table-row table:style-name="ro1">
          <table:table-cell table:formula="of:=[.A75] + 0.05" office:value-type="float" office:value="3.74999999999999" calcext:value-type="float">
            <text:p>3.75</text:p>
          </table:table-cell>
          <table:table-cell table:formula="of:=(SIN(10*[.A76])* POWER(EXP(1);-1 * [.A76]))" office:value-type="float" office:value="-0.00465178190047532" calcext:value-type="float">
            <text:p>-0.0046517819</text:p>
          </table:table-cell>
        </table:table-row>
        <table:table-row table:style-name="ro1">
          <table:table-cell table:formula="of:=[.A76] + 0.05" office:value-type="float" office:value="3.79999999999999" calcext:value-type="float">
            <text:p>3.8</text:p>
          </table:table-cell>
          <table:table-cell table:formula="of:=(SIN(10*[.A77])* POWER(EXP(1);-1 * [.A77]))" office:value-type="float" office:value="0.00662999385964254" calcext:value-type="float">
            <text:p>0.0066299939</text:p>
          </table:table-cell>
        </table:table-row>
        <table:table-row table:style-name="ro1">
          <table:table-cell table:formula="of:=[.A77] + 0.05" office:value-type="float" office:value="3.84999999999999" calcext:value-type="float">
            <text:p>3.85</text:p>
          </table:table-cell>
          <table:table-cell table:formula="of:=(SIN(10*[.A78])* POWER(EXP(1);-1 * [.A78]))" office:value-type="float" office:value="0.015278310103631" calcext:value-type="float">
            <text:p>0.0152783101</text:p>
          </table:table-cell>
        </table:table-row>
        <table:table-row table:style-name="ro1">
          <table:table-cell table:formula="of:=[.A78] + 0.05" office:value-type="float" office:value="3.89999999999999" calcext:value-type="float">
            <text:p>3.9</text:p>
          </table:table-cell>
          <table:table-cell table:formula="of:=(SIN(10*[.A79])* POWER(EXP(1);-1 * [.A79]))" office:value-type="float" office:value="0.0195090608610371" calcext:value-type="float">
            <text:p>0.0195090609</text:p>
          </table:table-cell>
        </table:table-row>
        <table:table-row table:style-name="ro1">
          <table:table-cell table:formula="of:=[.A79] + 0.05" office:value-type="float" office:value="3.94999999999999" calcext:value-type="float">
            <text:p>3.95</text:p>
          </table:table-cell>
          <table:table-cell table:formula="of:=(SIN(10*[.A80])* POWER(EXP(1);-1 * [.A80]))" office:value-type="float" office:value="0.0187472528843679" calcext:value-type="float">
            <text:p>0.0187472529</text:p>
          </table:table-cell>
        </table:table-row>
        <table:table-row table:style-name="ro1">
          <table:table-cell table:formula="of:=[.A80] + 0.05" office:value-type="float" office:value="3.99999999999999" calcext:value-type="float">
            <text:p>4</text:p>
          </table:table-cell>
          <table:table-cell table:formula="of:=(SIN(10*[.A81])* POWER(EXP(1);-1 * [.A81]))" office:value-type="float" office:value="0.0136472235785841" calcext:value-type="float">
            <text:p>0.01364722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 style:data-style-name="N2" text:time-value="12:22:48.2816821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7T18:09:31.628081600</meta:creation-date>
    <dc:date>2015-05-24T12:59:06.939829392</dc:date>
    <meta:editing-duration>PT2M15S</meta:editing-duration>
    <meta:editing-cycles>2</meta:editing-cycles>
    <meta:generator>LibreOffice/4.2.8.2$Linux_X86_64 LibreOffice_project/420m0$Build-2</meta:generator>
    <meta:document-statistic meta:table-count="1" meta:cell-count="16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Sheet1.A1:Sheet1.B401" svg:x="0.013cm" svg:y="0.126cm" svg:width="12.428cm" svg:height="8.639cm">
          <chartooo:coordinate-region svg:x="0.555cm" svg:y="0.325cm" svg:width="11.745cm" svg:height="8.24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01" chart:class="chart:line">
            <chart:data-point chart:repeated="401"/>
          </chart:series>
          <chart:series chart:style-name="ch7" chart:values-cell-range-address="Sheet1.B1:Sheet1.B401" chart:class="chart:line">
            <chart:data-point chart:repeated="4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01</svg:desc>
                </draw:g>
              </table:table-cell>
              <table:table-cell office:value-type="float" office:value="0">
                <text:p>0</text:p>
                <draw:g>
                  <svg:desc>Sheet1.B1:Sheet1.B4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456043679177421">
                <text:p>0.4560436791774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761394433245753">
                <text:p>0.7613944332457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858551891414116">
                <text:p>0.8585518914141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744469767036861">
                <text:p>0.7444697670368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466090574474584">
                <text:p>0.46609057447458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104544273273501">
                <text:p>0.1045442732735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-0.247192762625963">
                <text:p>-0.2471927626259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-0.507299883494697">
                <text:p>-0.5072998834946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-0.62330072208141">
                <text:p>-0.6233007220814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-0.581616972925892">
                <text:p>-0.5816169729258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-0.407061357053625">
                <text:p>-0.407061357053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0.15334647671658">
                <text:p>-0.1533464767165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112302481278124">
                <text:p>0.1123024812781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326249889711655">
                <text:p>0.3262498897116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443079815500235">
                <text:p>0.44307981550023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444547316096115">
                <text:p>0.4445473160961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341285314903904">
                <text:p>0.3412853149039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67554872317551">
                <text:p>0.16755487231755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-0.029064021241154">
                <text:p>-0.0290640212411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-0.200134182259449">
                <text:p>-0.2001341822594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5">
                <text:p>1.05</text:p>
              </table:table-cell>
              <table:table-cell office:value-type="float" office:value="-0.307838754147114">
                <text:p>-0.3078387541471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1">
                <text:p>1.1</text:p>
              </table:table-cell>
              <table:table-cell office:value-type="float" office:value="-0.332867823741999">
                <text:p>-0.33286782374199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15">
                <text:p>1.15</text:p>
              </table:table-cell>
              <table:table-cell office:value-type="float" office:value="-0.27720034833921">
                <text:p>-0.2772003483392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2">
                <text:p>1.2</text:p>
              </table:table-cell>
              <table:table-cell office:value-type="float" office:value="-0.161612657170571">
                <text:p>-0.161612657170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25">
                <text:p>1.25</text:p>
              </table:table-cell>
              <table:table-cell office:value-type="float" office:value="-0.0190015417279871">
                <text:p>-0.01900154172798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3">
                <text:p>1.3</text:p>
              </table:table-cell>
              <table:table-cell office:value-type="float" office:value="0.114508875920154">
                <text:p>0.1145088759201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35">
                <text:p>1.35</text:p>
              </table:table-cell>
              <table:table-cell office:value-type="float" office:value="0.208373284242351">
                <text:p>0.20837328424235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.4">
                <text:p>1.4</text:p>
              </table:table-cell>
              <table:table-cell office:value-type="float" office:value="0.244280766372578">
                <text:p>0.24428076637257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5">
                <text:p>1.45</text:p>
              </table:table-cell>
              <table:table-cell office:value-type="float" office:value="0.219298602511891">
                <text:p>0.2192986025118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">
                <text:p>1.5</text:p>
              </table:table-cell>
              <table:table-cell office:value-type="float" office:value="0.145098829916833">
                <text:p>0.1450988299168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55">
                <text:p>1.55</text:p>
              </table:table-cell>
              <table:table-cell office:value-type="float" office:value="0.0438223047024055">
                <text:p>0.043822304702405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">
                <text:p>1.6</text:p>
              </table:table-cell>
              <table:table-cell office:value-type="float" office:value="-0.0581266771537907">
                <text:p>-0.058126677153790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65">
                <text:p>1.65</text:p>
              </table:table-cell>
              <table:table-cell office:value-type="float" office:value="-0.136698309959583">
                <text:p>-0.1366983099595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7">
                <text:p>1.7</text:p>
              </table:table-cell>
              <table:table-cell office:value-type="float" office:value="-0.175631481832018">
                <text:p>-0.1756314818320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75">
                <text:p>1.75</text:p>
              </table:table-cell>
              <table:table-cell office:value-type="float" office:value="-0.169538378303007">
                <text:p>-0.1695383783030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8">
                <text:p>1.8</text:p>
              </table:table-cell>
              <table:table-cell office:value-type="float" office:value="-0.124137356959947">
                <text:p>-0.12413735695994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5">
                <text:p>1.85</text:p>
              </table:table-cell>
              <table:table-cell office:value-type="float" office:value="-0.0538506819654989">
                <text:p>-0.053850681965498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9">
                <text:p>1.9</text:p>
              </table:table-cell>
              <table:table-cell office:value-type="float" office:value="0.0224169273022307">
                <text:p>0.02241692730223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5">
                <text:p>1.95</text:p>
              </table:table-cell>
              <table:table-cell office:value-type="float" office:value="0.0861526227729757">
                <text:p>0.08615262277297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0.123553704086744">
                <text:p>0.1235537040867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05">
                <text:p>2.05</text:p>
              </table:table-cell>
              <table:table-cell office:value-type="float" office:value="0.128326787459932">
                <text:p>0.1283267874599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1">
                <text:p>2.1</text:p>
              </table:table-cell>
              <table:table-cell office:value-type="float" office:value="0.102453861172843">
                <text:p>0.1024538611728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5">
                <text:p>2.15</text:p>
              </table:table-cell>
              <table:table-cell office:value-type="float" office:value="0.0549384720485588">
                <text:p>0.0549384720485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">
                <text:p>2.2</text:p>
              </table:table-cell>
              <table:table-cell office:value-type="float" office:value="-0.000980753025018618">
                <text:p>-0.00098075302501861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25">
                <text:p>2.25</text:p>
              </table:table-cell>
              <table:table-cell office:value-type="float" office:value="-0.051347815839642">
                <text:p>-0.0513478158396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3">
                <text:p>2.3</text:p>
              </table:table-cell>
              <table:table-cell office:value-type="float" office:value="-0.0848410792572463">
                <text:p>-0.084841079257246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5">
                <text:p>2.35</text:p>
              </table:table-cell>
              <table:table-cell office:value-type="float" office:value="-0.0951862468307918">
                <text:p>-0.09518624683079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4">
                <text:p>2.4</text:p>
              </table:table-cell>
              <table:table-cell office:value-type="float" office:value="-0.0821522155444199">
                <text:p>-0.08215221554441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45">
                <text:p>2.45</text:p>
              </table:table-cell>
              <table:table-cell office:value-type="float" office:value="-0.0510303621554707">
                <text:p>-0.05103036215547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5">
                <text:p>2.5</text:p>
              </table:table-cell>
              <table:table-cell office:value-type="float" office:value="-0.0108640932246469">
                <text:p>-0.010864093224646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55">
                <text:p>2.55</text:p>
              </table:table-cell>
              <table:table-cell office:value-type="float" office:value="0.028035874473682">
                <text:p>0.0280358744736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6">
                <text:p>2.6</text:p>
              </table:table-cell>
              <table:table-cell office:value-type="float" office:value="0.0566379447146974">
                <text:p>0.056637944714697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65">
                <text:p>2.65</text:p>
              </table:table-cell>
              <table:table-cell office:value-type="float" office:value="0.0691928055052949">
                <text:p>0.069192805505294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7">
                <text:p>2.7</text:p>
              </table:table-cell>
              <table:table-cell office:value-type="float" office:value="0.0642737346403792">
                <text:p>0.0642737346403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75">
                <text:p>2.75</text:p>
              </table:table-cell>
              <table:table-cell office:value-type="float" office:value="0.0447009196938218">
                <text:p>0.04470091969382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8">
                <text:p>2.8</text:p>
              </table:table-cell>
              <table:table-cell office:value-type="float" office:value="0.0164737979525368">
                <text:p>0.016473797952536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85">
                <text:p>2.85</text:p>
              </table:table-cell>
              <table:table-cell office:value-type="float" office:value="-0.0129429930485188">
                <text:p>-0.012942993048518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">
                <text:p>2.9</text:p>
              </table:table-cell>
              <table:table-cell office:value-type="float" office:value="-0.0365152732479376">
                <text:p>-0.036515273247937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.95">
                <text:p>2.95</text:p>
              </table:table-cell>
              <table:table-cell office:value-type="float" office:value="-0.0492533072009091">
                <text:p>-0.049253307200909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  <table:table-cell office:value-type="float" office:value="-0.0491911980183233">
                <text:p>-0.049191198018323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05">
                <text:p>3.05</text:p>
              </table:table-cell>
              <table:table-cell office:value-type="float" office:value="-0.0375616529660128">
                <text:p>-0.03756165296601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.1">
                <text:p>3.1</text:p>
              </table:table-cell>
              <table:table-cell office:value-type="float" office:value="-0.0182015736587765">
                <text:p>-0.01820157365877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.15">
                <text:p>3.15</text:p>
              </table:table-cell>
              <table:table-cell office:value-type="float" office:value="0.00359848402889203">
                <text:p>0.0035984840288920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.2">
                <text:p>3.2</text:p>
              </table:table-cell>
              <table:table-cell office:value-type="float" office:value="0.0224773668598862">
                <text:p>0.02247736685988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.25">
                <text:p>3.25</text:p>
              </table:table-cell>
              <table:table-cell office:value-type="float" office:value="0.0342713754988777">
                <text:p>0.034271375498877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3">
                <text:p>3.3</text:p>
              </table:table-cell>
              <table:table-cell office:value-type="float" office:value="0.0368799165228218">
                <text:p>0.036879916522821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35">
                <text:p>3.35</text:p>
              </table:table-cell>
              <table:table-cell office:value-type="float" office:value="0.0305633842373464">
                <text:p>0.03056338423734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4">
                <text:p>3.4</text:p>
              </table:table-cell>
              <table:table-cell office:value-type="float" office:value="0.0176572193152193">
                <text:p>0.01765721931521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.45">
                <text:p>3.45</text:p>
              </table:table-cell>
              <table:table-cell office:value-type="float" office:value="0.00182497657621244">
                <text:p>0.0018249765762124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.5">
                <text:p>3.5</text:p>
              </table:table-cell>
              <table:table-cell office:value-type="float" office:value="-0.012929996245566">
                <text:p>-0.01292999624556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.55">
                <text:p>3.55</text:p>
              </table:table-cell>
              <table:table-cell office:value-type="float" office:value="-0.0232387725329538">
                <text:p>-0.023238772532953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.6">
                <text:p>3.6</text:p>
              </table:table-cell>
              <table:table-cell office:value-type="float" office:value="-0.0270990901205737">
                <text:p>-0.02709909012057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.64999999999999">
                <text:p>3.64999999999999</text:p>
              </table:table-cell>
              <table:table-cell office:value-type="float" office:value="-0.0242163736175734">
                <text:p>-0.024216373617573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-0.0159105320747256">
                <text:p>-0.01591053207472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74999999999999">
                <text:p>3.74999999999999</text:p>
              </table:table-cell>
              <table:table-cell office:value-type="float" office:value="-0.00465178190047532">
                <text:p>-0.004651781900475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0662999385964254">
                <text:p>0.0066299938596425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.84999999999999">
                <text:p>3.84999999999999</text:p>
              </table:table-cell>
              <table:table-cell office:value-type="float" office:value="0.015278310103631">
                <text:p>0.0152783101036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195090608610371">
                <text:p>0.019509060861037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.94999999999999">
                <text:p>3.94999999999999</text:p>
              </table:table-cell>
              <table:table-cell office:value-type="float" office:value="0.0187472528843679">
                <text:p>0.018747252884367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136472235785841">
                <text:p>0.01364722357858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